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0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50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5000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imulation run at 640x480, mesh size 20x20, mesh areas 32x24, architecture SVN 335</text:p>
          </table:table-cell>
          <table:table-cell table:number-columns-repeated="255"/>
        </table:table-row>
        <table:table-row table:style-name="ro1">
          <table:table-cell office:value-type="string">
            <text:p>1 cycle FML latency</text:p>
          </table:table-cell>
          <table:table-cell table:number-columns-repeated="255"/>
        </table:table-row>
        <table:table-row table:style-name="ro1">
          <table:table-cell office:value-type="string">
            <text:p>Dx = 20*x+3*y</text:p>
          </table:table-cell>
          <table:table-cell table:number-columns-repeated="255"/>
        </table:table-row>
        <table:table-row table:style-name="ro1">
          <table:table-cell office:value-type="string">
            <text:p>Dy = min(25*y + 20.0*cos(((double)x*2.0*3.14)/10.0), 0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ache depth</text:p>
          </table:table-cell>
          <table:table-cell table:style-name="ce2" office:value-type="string">
            <text:p>Cache size</text:p>
          </table:table-cell>
          <table:table-cell table:style-name="ce2" office:value-type="string">
            <text:p>Hit rate (%)</text:p>
          </table:table-cell>
          <table:table-cell table:style-name="ce2" office:value-type="string">
            <text:p>Fill rate (Mpix/s)</text:p>
          </table:table-cell>
          <table:table-cell table:style-name="ce2" office:value-type="string">
            <text:p>Max FPS</text:p>
          </table:table-cell>
          <table:table-cell table:number-columns-repeated="25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2^[.A7]"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25.77">
            <text:p>25.77</text:p>
          </table:table-cell>
          <table:table-cell table:style-name="ce4" table:formula="of:=[.D7]*1000*1000/(640*480)" office:value-type="float" office:value="83.88671875">
            <text:p>83.89</text:p>
          </table:table-cell>
          <table:table-cell table:number-columns-repeated="251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table:formula="of:=2^[.A8]" office:value-type="float" office:value="512">
            <text:p>512</text:p>
          </table:table-cell>
          <table:table-cell table:style-name="ce4" office:value-type="float" office:value="70.8">
            <text:p>70.8</text:p>
          </table:table-cell>
          <table:table-cell table:style-name="ce4" office:value-type="float" office:value="28.38">
            <text:p>28.38</text:p>
          </table:table-cell>
          <table:table-cell table:style-name="ce4" table:formula="of:=[.D8]*1000*1000/(640*480)" office:value-type="float" office:value="92.3828125">
            <text:p>92.38</text:p>
          </table:table-cell>
          <table:table-cell table:number-columns-repeated="251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table:formula="of:=2^[.A9]" office:value-type="float" office:value="1024">
            <text:p>1024</text:p>
          </table:table-cell>
          <table:table-cell table:style-name="ce4" office:value-type="float" office:value="82.6">
            <text:p>82.6</text:p>
          </table:table-cell>
          <table:table-cell table:style-name="ce4" office:value-type="float" office:value="34.91">
            <text:p>34.91</text:p>
          </table:table-cell>
          <table:table-cell table:style-name="ce4" table:formula="of:=[.D9]*1000*1000/(640*480)" office:value-type="float" office:value="113.639322916667">
            <text:p>113.64</text:p>
          </table:table-cell>
          <table:table-cell table:number-columns-repeated="251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table:formula="of:=2^[.A10]" office:value-type="float" office:value="2048">
            <text:p>2048</text:p>
          </table:table-cell>
          <table:table-cell table:style-name="ce4" office:value-type="float" office:value="90.2">
            <text:p>90.2</text:p>
          </table:table-cell>
          <table:table-cell table:style-name="ce4" office:value-type="float" office:value="40.8">
            <text:p>40.8</text:p>
          </table:table-cell>
          <table:table-cell table:style-name="ce4" table:formula="of:=[.D10]*1000*1000/(640*480)" office:value-type="float" office:value="132.8125">
            <text:p>132.81</text:p>
          </table:table-cell>
          <table:table-cell table:number-columns-repeated="251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table:formula="of:=2^[.A11]" office:value-type="float" office:value="4096">
            <text:p>4096</text:p>
          </table:table-cell>
          <table:table-cell table:style-name="ce4" office:value-type="float" office:value="93.9">
            <text:p>93.9</text:p>
          </table:table-cell>
          <table:table-cell table:style-name="ce4" office:value-type="float" office:value="43.49">
            <text:p>43.49</text:p>
          </table:table-cell>
          <table:table-cell table:style-name="ce4" table:formula="of:=[.D11]*1000*1000/(640*480)" office:value-type="float" office:value="141.569010416667">
            <text:p>141.57</text:p>
          </table:table-cell>
          <table:table-cell table:number-columns-repeated="251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table:formula="of:=2^[.A12]" office:value-type="float" office:value="8192">
            <text:p>8192</text:p>
          </table:table-cell>
          <table:table-cell table:style-name="ce4" office:value-type="float" office:value="95.5">
            <text:p>95.5</text:p>
          </table:table-cell>
          <table:table-cell table:style-name="ce4" office:value-type="float" office:value="44.17">
            <text:p>44.17</text:p>
          </table:table-cell>
          <table:table-cell table:style-name="ce4" table:formula="of:=[.D12]*1000*1000/(640*480)" office:value-type="float" office:value="143.782552083333">
            <text:p>143.78</text:p>
          </table:table-cell>
          <table:table-cell table:number-columns-repeated="251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table:formula="of:=2^[.A13]" office:value-type="float" office:value="16384">
            <text:p>16384</text:p>
          </table:table-cell>
          <table:table-cell table:style-name="ce4" office:value-type="float" office:value="95.5">
            <text:p>95.5</text:p>
          </table:table-cell>
          <table:table-cell table:style-name="ce4" office:value-type="float" office:value="44.16">
            <text:p>44.16</text:p>
          </table:table-cell>
          <table:table-cell table:style-name="ce4" table:formula="of:=[.D13]*1000*1000/(640*480)" office:value-type="float" office:value="143.75">
            <text:p>143.75</text:p>
          </table:table-cell>
          <table:table-cell table:number-columns-repeated="251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table:formula="of:=2^[.A14]" office:value-type="float" office:value="32768">
            <text:p>32768</text:p>
          </table:table-cell>
          <table:table-cell table:style-name="ce4" office:value-type="float" office:value="95.7">
            <text:p>95.7</text:p>
          </table:table-cell>
          <table:table-cell table:style-name="ce4" office:value-type="float" office:value="44.22">
            <text:p>44.22</text:p>
          </table:table-cell>
          <table:table-cell table:style-name="ce4" table:formula="of:=[.D14]*1000*1000/(640*480)" office:value-type="float" office:value="143.9453125">
            <text:p>143.95</text:p>
          </table:table-cell>
          <table:table-cell table:number-columns-repeated="25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table:formula="of:=2^[.A15]" office:value-type="float" office:value="65536">
            <text:p>65536</text:p>
          </table:table-cell>
          <table:table-cell table:style-name="ce4" office:value-type="float" office:value="95.7">
            <text:p>95.7</text:p>
          </table:table-cell>
          <table:table-cell table:style-name="ce4" office:value-type="float" office:value="44.16">
            <text:p>44.16</text:p>
          </table:table-cell>
          <table:table-cell table:style-name="ce4" table:formula="of:=[.D15]*1000*1000/(640*480)" office:value-type="float" office:value="143.75">
            <text:p>143.7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ill rate and max FPS are for a 100MHz clock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Feuille1.F35" table:end-x="1.925cm" table:end-y="0.201cm" draw:z-index="0" draw:style-name="gr1" svg:width="13.513cm" svg:height="7.001cm" svg:x="1.553cm" svg:y="0.201cm">
              <draw:object draw:notify-on-update-of-ranges="Feuille1.C6:Feuille1.C6 Feuille1.C7:Feuille1.C15 Feuille1.B7:Feuille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Feuille1.M35" table:end-x="0.137cm" table:end-y="0.283cm" draw:z-index="1" draw:style-name="gr1" svg:width="13.654cm" svg:height="7.233cm" svg:x="0.031cm" svg:y="0.051cm">
              <draw:object draw:notify-on-update-of-ranges="Feuille1.D6:Feuille1.D6 Feuille1.D7:Feuille1.D15 Feuille1.C7:Feuille1.C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Feuille1.L64" table:end-x="2.215cm" table:end-y="0.025cm" draw:z-index="2" draw:style-name="gr1" svg:width="27.061cm" svg:height="12.13cm" svg:x="1.843cm" svg:y="0.147cm">
              <draw:object draw:notify-on-update-of-ranges="Feuille1.D6:Feuille1.D6 Feuille1.D7:Feuille1.D15 Feuille1.B7:Feuille1.B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0">20/05/2009</text:date>, <text:time>14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04T20:03:22</meta:creation-date>
    <dc:date>2009-05-20T14:40:39</dc:date>
    <meta:editing-cycles>10</meta:editing-cycles>
    <meta:editing-duration>PT00H37M29S</meta:editing-duration>
    <meta:document-statistic meta:table-count="3" meta:cell-count="5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>
        <chart:symbol-image/>
      </style:chart-properties>
    </style:style>
    <style:style style:name="ch4" style:family="chart" style:data-style-name="N500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1cm" chart:symbol-height="0.1cm">
        <chart:symbol-image/>
      </style:chart-properties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14cm" svg:height="7.002cm" chart:class="chart:scatter" chart:style-name="ch1">
        <chart:title svg:x="4.558cm" svg:y="0.14cm" chart:style-name="ch2">
          <text:p>Hit rate vs. cache size</text:p>
        </chart:title>
        <chart:plot-area chart:style-name="ch3" table:cell-range-address="Feuille1.B6:Feuille1.C15" chart:data-source-has-labels="row" svg:x="0.338cm" svg:y="0.805cm" svg:width="12.489cm" svg:height="5.972cm">
          <chart:axis chart:dimension="x" chart:name="primary-x" chart:style-name="ch4">
            <chart:title svg:x="4.628cm" svg:y="6.371cm" chart:style-name="ch5">
              <text:p>Cache size (bytes)</text:p>
            </chart:title>
          </chart:axis>
          <chart:axis chart:dimension="y" chart:name="primary-y" chart:style-name="ch4">
            <chart:title svg:x="0.271cm" svg:y="4.025cm" chart:style-name="ch6">
              <text:p>Hit rate (%)</text:p>
            </chart:title>
            <chart:grid chart:style-name="ch7" chart:class="major"/>
          </chart:axis>
          <chart:series chart:style-name="ch8" chart:values-cell-range-address="Feuille1.C7:Feuille1.C15" chart:label-cell-address="Feuille1.C6:Feuille1.C6" chart:class="chart:scatter">
            <chart:domain table:cell-range-address="Feuille1.B7:Feuille1.B1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Feuille1.C6:Feuille1.C6">Hit rate (%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Feuille1.B7:Feuille1.B15">256</text:p>
              </table:table-cell>
              <table:table-cell office:value-type="float" office:value="64">
                <text:p text:id="Feuille1.C7:Feuille1.C15">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68">
                <text:p>3276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6">
                <text:p>65536</text:p>
              </table:table-cell>
              <table:table-cell office:value-type="float" office:value="95.7">
                <text:p>9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4345712661743pt" style:font-size-asian="13.4345712661743pt" style:font-size-complex="13.4345712661743pt"/>
    </style:style>
    <style:style style:name="ch3" style:family="chart">
      <style:chart-properties chart:symbol-type="automatic" chart:connect-bars="false" chart:spline-order="3" chart:sort-by-x-values="false" chart:right-angled-axes="true">
        <chart:symbol-image/>
      </style:chart-properties>
    </style:style>
    <style:style style:name="ch4" style:family="chart" style:data-style-name="N500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.30085754394531pt" style:font-size-asian="9.30085754394531pt" style:font-size-complex="9.30085754394531pt"/>
    </style:style>
    <style:style style:name="ch6" style:family="chart">
      <style:chart-properties style:rotation-angle="90"/>
      <style:text-properties fo:font-size="9.30085754394531pt" style:font-size-asian="9.30085754394531pt" style:font-size-complex="9.30085754394531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1cm" chart:symbol-height="0.1cm">
        <chart:symbol-image/>
      </style:chart-properties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655cm" svg:height="7.234cm" chart:class="chart:scatter" chart:style-name="ch1">
        <chart:title svg:x="4.812cm" svg:y="0.144cm" chart:style-name="ch2">
          <text:p>Fill rate vs. hit rate</text:p>
        </chart:title>
        <chart:plot-area chart:style-name="ch3" table:cell-range-address="Feuille1.C6:Feuille1.D15" chart:data-source-has-labels="row" svg:x="0.323cm" svg:y="0.833cm" svg:width="13.005cm" svg:height="6.172cm">
          <chart:axis chart:dimension="x" chart:name="primary-x" chart:style-name="ch4">
            <chart:title svg:x="4.736cm" svg:y="6.581cm" chart:style-name="ch5">
              <text:p>Hit rate (%)</text:p>
            </chart:title>
          </chart:axis>
          <chart:axis chart:dimension="y" chart:name="primary-y" chart:style-name="ch4">
            <chart:title svg:x="0.273cm" svg:y="4.783cm" chart:style-name="ch6">
              <text:p>Fill rate (Mpix/s)</text:p>
            </chart:title>
            <chart:grid chart:style-name="ch7" chart:class="major"/>
          </chart:axis>
          <chart:series chart:style-name="ch8" chart:values-cell-range-address="Feuille1.D7:Feuille1.D15" chart:label-cell-address="Feuille1.D6:Feuille1.D6" chart:class="chart:scatter">
            <chart:domain table:cell-range-address="Feuille1.C7:Feuille1.C1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Feuille1.D6:Feuille1.D6">Fill rate (Mpix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Feuille1.C7:Feuille1.C15">64</text:p>
              </table:table-cell>
              <table:table-cell office:value-type="float" office:value="25.77">
                <text:p text:id="Feuille1.D7:Feuille1.D15">25.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8">
                <text:p>70.8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6">
                <text:p>82.6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2">
                <text:p>90.2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9">
                <text:p>93.9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.5">
                <text:p>95.5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.5">
                <text:p>95.5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7">
                <text:p>95.7</text:p>
              </table:table-cell>
              <table:table-cell office:value-type="float" office:value="44.22">
                <text:p>44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.7">
                <text:p>95.7</text:p>
              </table:table-cell>
              <table:table-cell office:value-type="float" office:value="44.16">
                <text:p>44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7.062cm" svg:height="12.131cm" chart:class="chart:scatter" chart:style-name="ch1">
        <chart:title svg:x="11.317cm" svg:y="0.242cm" chart:style-name="ch2">
          <text:p>Fill rate vs. cache size</text:p>
        </chart:title>
        <chart:plot-area chart:style-name="ch3" table:cell-range-address="Feuille1.B7:Feuille1.B15 Feuille1.D6:Feuille1.D15" chart:data-source-has-labels="row" svg:x="0.881cm" svg:y="1.011cm" svg:width="25.638cm" svg:height="10.836cm">
          <chart:axis chart:dimension="x" chart:name="primary-x" chart:style-name="ch4">
            <chart:title svg:x="12.68cm" svg:y="11.538cm" chart:style-name="ch5">
              <text:p>Cache size (bytes)</text:p>
            </chart:title>
          </chart:axis>
          <chart:axis chart:dimension="y" chart:name="primary-y" chart:style-name="ch4">
            <chart:title svg:x="0.542cm" svg:y="7.264cm" chart:style-name="ch6">
              <text:p>Fill rate (Mpix/s)</text:p>
            </chart:title>
            <chart:grid chart:style-name="ch7" chart:class="major"/>
          </chart:axis>
          <chart:series chart:style-name="ch8" chart:values-cell-range-address="Feuille1.D7:Feuille1.D15" chart:label-cell-address="Feuille1.D6:Feuille1.D6" chart:class="chart:scatter">
            <chart:domain table:cell-range-address="Feuille1.B7:Feuille1.B1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Feuille1.D6:Feuille1.D6">Fill rate (Mpix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Feuille1.B7:Feuille1.B15">256</text:p>
              </table:table-cell>
              <table:table-cell office:value-type="float" office:value="25.77">
                <text:p text:id="Feuille1.D7:Feuille1.D15">25.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44.17">
                <text:p>44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68">
                <text:p>32768</text:p>
              </table:table-cell>
              <table:table-cell office:value-type="float" office:value="44.22">
                <text:p>44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6">
                <text:p>65536</text:p>
              </table:table-cell>
              <table:table-cell office:value-type="float" office:value="44.16">
                <text:p>44.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